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 style:list-style-name="L2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false" fo:text-indent="-0.635cm"/>
    </style:style>
    <style:style style:name="P3" style:family="paragraph">
      <style:paragraph-properties fo:margin-left="0.635cm" fo:margin-right="0cm" fo:text-align="start" text:enable-numbering="false" fo:text-indent="-0.635cm"/>
      <style:text-properties fo:font-family="Arial" fo:font-size="24pt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<text:span text:style-name="T1">9:45–11:00</text:span></text:p>
          </draw:text-box>
        </draw:frame>
        <draw:frame presentation:style-name="pr2" draw:text-style-name="P3" draw:layer="layout" svg:width="21.493cm" svg:height="10.842cm" svg:x="1.838cm" svg:y="4.934cm" presentation:class="subtitle">
          <draw:text-box>
            <text:list text:style-name="L2">
              <text:list-item>
                <text:list>
                  <text:list-item>
                    <text:p text:style-name="P2"><text:span text:style-name="T2"><text:s/></text:span><text:span text:style-name="T2">Eightbol Tutor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7:18</dc:date>
    <meta:print-date>2006-01-18T14:54:19</meta:print-date>
    <dc:language>en-US</dc:language>
    <meta:editing-cycles>368</meta:editing-cycles>
    <meta:editing-duration>PT23H59M25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